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textarea-horizontal-align="justify" draw:textarea-vertical-align="middle" draw:auto-grow-height="false" fo:min-height="0.485cm" fo:min-width="3.055cm"/>
    </style:style>
    <style:style style:name="gr2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556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solid" draw:textarea-horizontal-align="justify" draw:textarea-vertical-align="middle" draw:auto-grow-height="false" fo:min-height="0.475cm" fo:min-width="3.055cm"/>
    </style:style>
    <style:style style:name="gr5" style:family="graphic" style:parent-style-name="standard">
      <style:graphic-properties draw:textarea-vertical-align="top" draw:auto-grow-height="false" fo:min-height="4.322cm" fo:min-width="3.056cm"/>
    </style:style>
    <style:style style:name="gr6" style:family="graphic" style:parent-style-name="standard">
      <style:graphic-properties draw:stroke="dash" draw:stroke-dash="Fine_20_Dashed" draw:textarea-horizontal-align="justify" draw:textarea-vertical-align="middle" draw:auto-grow-height="false" fo:min-height="0.36cm" fo:min-width="2.396cm"/>
    </style:style>
    <style:style style:name="gr7" style:family="graphic" style:parent-style-name="standard">
      <style:graphic-properties draw:stroke="solid" draw:textarea-horizontal-align="justify" draw:textarea-vertical-align="middle" draw:auto-grow-height="false" fo:min-height="0.781cm" fo:min-width="3.055cm"/>
    </style:style>
    <style:style style:name="gr8" style:family="graphic" style:parent-style-name="standard">
      <style:graphic-properties draw:stroke="solid" draw:textarea-horizontal-align="justify" draw:textarea-vertical-align="middle" draw:auto-grow-height="false" fo:min-height="0.411cm" fo:min-width="3.055cm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20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 fo:font-style="italic"/>
    </style:style>
    <style:style style:name="T1" style:family="text">
      <style:text-properties fo:font-size="12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555cm" svg:height="0.735cm" svg:x="0.335cm" svg:y="1.35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Cleani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1" draw:id="id1" draw:layer="layout" svg:width="3.866cm" svg:height="0.806cm" svg:x="0.022cm" svg:y="0.052cm">
          <draw:text-box>
            <text:p>Input config file</text:p>
          </draw:text-box>
        </draw:frame>
        <draw:custom-shape draw:style-name="gr1" draw:text-style-name="P1" xml:id="id3" draw:id="id3" draw:layer="layout" svg:width="3.555cm" svg:height="0.735cm" svg:x="0.642cm" svg:y="2.651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Filter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084cm" svg:x1="1.955cm" svg:y1="0.858cm" svg:x2="2.112cm" svg:y2="1.352cm" draw:start-shape="id1" draw:start-glue-point="2" draw:end-shape="id2" draw:end-glue-point="0" svg:d="M1955 858v163h157v331" svg:viewBox="0 0 158 495">
          <text:p/>
        </draw:connector>
        <draw:connector draw:style-name="gr3" draw:text-style-name="P1" draw:layer="layout" draw:line-skew="-0.122cm" svg:x1="2.112cm" svg:y1="2.087cm" svg:x2="2.419cm" svg:y2="2.651cm" draw:start-shape="id2" draw:start-glue-point="2" draw:end-shape="id3" draw:end-glue-point="0" svg:d="M2112 2087v159h307v405" svg:viewBox="0 0 308 565">
          <text:p/>
        </draw:connector>
        <draw:custom-shape draw:style-name="gr4" draw:text-style-name="P1" xml:id="id4" draw:id="id4" draw:layer="layout" svg:width="3.555cm" svg:height="0.725cm" svg:x="1.048cm" svg:y="3.905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text:p text:style-name="P1">Format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078cm" svg:x1="2.419cm" svg:y1="3.386cm" svg:x2="2.825cm" svg:y2="3.905cm" draw:start-shape="id3" draw:start-glue-point="2" draw:end-shape="id4" draw:end-glue-point="0" svg:d="M2419 3386v181h406v338" svg:viewBox="0 0 407 520">
          <text:p/>
        </draw:connector>
        <draw:custom-shape draw:style-name="gr5" draw:text-style-name="P1" draw:layer="layout" svg:width="3.556cm" svg:height="4.572cm" svg:x="6.031cm" svg:y="0.06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GW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5" draw:id="id5" draw:layer="layout" svg:width="2.896cm" svg:height="0.61cm" svg:x="6.385cm" svg:y="1.292cm">
          <text:p text:style-name="P1"><text:span text:style-name="T1">GWASpoly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2.896cm" svg:height="0.61cm" svg:x="6.385cm" svg:y="2.815cm">
          <text:p text:style-name="P1"><text:span text:style-name="T1">Plin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8" draw:id="id8" draw:layer="layout" svg:width="2.896cm" svg:height="0.61cm" svg:x="6.385cm" svg:y="3.577cm">
          <text:p text:style-name="P1"><text:span text:style-name="T1">Tassel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2.896cm" svg:height="0.61cm" svg:x="6.385cm" svg:y="2.054cm">
          <text:p text:style-name="P1"><text:span text:style-name="T1">SHEsi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782cm" svg:x1="4.602cm" svg:y1="4.02cm" svg:x2="6.385cm" svg:y2="1.597cm" draw:start-shape="id4" draw:start-glue-point="9" draw:end-shape="id5" draw:end-glue-point="3" svg:d="M4602 4020h110v-2423h1673" svg:viewBox="0 0 1784 2424">
          <text:p/>
        </draw:connector>
        <draw:connector draw:style-name="gr3" draw:text-style-name="P1" draw:layer="layout" draw:line-skew="-0.528cm" svg:x1="4.602cm" svg:y1="4.174cm" svg:x2="6.385cm" svg:y2="2.359cm" draw:start-shape="id4" draw:start-glue-point="10" draw:end-shape="id6" draw:end-glue-point="3" svg:d="M4602 4174h364v-1815h1419" svg:viewBox="0 0 1784 1816">
          <text:p/>
        </draw:connector>
        <draw:connector draw:style-name="gr3" draw:text-style-name="P1" draw:layer="layout" draw:line-skew="-0.274cm" svg:x1="4.602cm" svg:y1="4.368cm" svg:x2="6.385cm" svg:y2="3.12cm" draw:start-shape="id4" draw:start-glue-point="11" draw:end-shape="id7" svg:d="M4602 4368h618v-1248h1165" svg:viewBox="0 0 1784 1249">
          <text:p/>
        </draw:connector>
        <draw:connector draw:style-name="gr3" draw:text-style-name="P1" draw:layer="layout" svg:x1="4.602cm" svg:y1="4.52cm" svg:x2="6.385cm" svg:y2="3.882cm" draw:start-shape="id4" draw:start-glue-point="12" draw:end-shape="id8" svg:d="M4602 4520h892v-638h891" svg:viewBox="0 0 1784 639">
          <text:p/>
        </draw:connector>
        <draw:custom-shape draw:style-name="gr7" draw:text-style-name="P1" xml:id="id9" draw:id="id9" draw:layer="layout" svg:width="3.555cm" svg:height="1.031cm" svg:x="11.245cm" svg:y="0.414cm">
          <draw:glue-point draw:id="4" svg:x="-2.74cm" svg:y="-4.609cm"/>
          <draw:glue-point draw:id="5" svg:x="-2.74cm" svg:y="-4.996cm"/>
          <draw:glue-point draw:id="6" svg:x="2.497cm" svg:y="-4.849cm"/>
          <draw:glue-point draw:id="7" svg:x="-3.493cm" svg:y="5.004cm"/>
          <draw:glue-point draw:id="8" svg:x="3.22cm" svg:y="5.004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5.004cm" svg:y="-3.86cm"/>
          <draw:glue-point draw:id="14" svg:x="-4.95cm" svg:y="-1.396cm"/>
          <draw:glue-point draw:id="15" svg:x="-5.004cm" svg:y="1.066cm"/>
          <draw:glue-point draw:id="16" svg:x="-4.95cm" svg:y="3.53cm"/>
          <draw:glue-point draw:id="17" svg:x="-0.663cm" svg:y="-0.902cm"/>
          <draw:glue-point draw:id="18" svg:x="-1.35cm" svg:y="5.004cm"/>
          <draw:glue-point draw:id="19" svg:x="1.22cm" svg:y="5.004cm"/>
          <text:p text:style-name="P1">Summariz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467cm" svg:x1="9.281cm" svg:y1="1.597cm" svg:x2="11.245cm" svg:y2="0.532cm" draw:start-shape="id5" draw:start-glue-point="1" draw:end-shape="id9" draw:end-glue-point="13" svg:d="M9281 1597h515v-1065h1449" svg:viewBox="0 0 1965 1066">
          <text:p/>
        </draw:connector>
        <draw:connector draw:style-name="gr3" draw:text-style-name="P1" draw:layer="layout" draw:line-skew="-0.162cm" svg:x1="9.281cm" svg:y1="2.359cm" svg:x2="11.263cm" svg:y2="0.786cm" draw:start-shape="id6" draw:start-glue-point="1" draw:end-shape="id9" draw:end-glue-point="14" svg:d="M9281 2359h820v-1573h1162" svg:viewBox="0 0 1983 1574">
          <text:p/>
        </draw:connector>
        <draw:connector draw:style-name="gr3" draw:text-style-name="P1" draw:layer="layout" draw:line-skew="0.193cm" svg:x1="9.281cm" svg:y1="3.12cm" svg:x2="11.245cm" svg:y2="1.038cm" draw:start-shape="id7" draw:start-glue-point="1" draw:end-shape="id9" draw:end-glue-point="15" svg:d="M9281 3120h1175v-2082h789" svg:viewBox="0 0 1965 2083">
          <text:p/>
        </draw:connector>
        <draw:connector draw:style-name="gr3" draw:text-style-name="P1" draw:layer="layout" draw:line-skew="0.493cm" svg:x1="9.281cm" svg:y1="3.882cm" svg:x2="11.263cm" svg:y2="1.292cm" draw:start-shape="id8" draw:start-glue-point="1" draw:end-shape="id9" draw:end-glue-point="16" svg:d="M9281 3882h1475v-2590h507" svg:viewBox="0 0 1983 2591">
          <text:p/>
        </draw:connector>
        <draw:custom-shape draw:style-name="gr8" draw:text-style-name="P1" xml:id="id10" draw:id="id10" draw:layer="layout" svg:width="3.555cm" svg:height="0.661cm" svg:x="11.519cm" svg:y="2.14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Report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101cm" svg:x1="11.781cm" svg:y1="1.444cm" svg:x2="12.129cm" svg:y2="2.141cm" draw:start-shape="id9" draw:start-glue-point="7" draw:end-shape="id10" draw:end-glue-point="5" svg:d="M11781 1444v247h348v450" svg:viewBox="0 0 349 698">
          <text:p/>
        </draw:connector>
        <draw:connector draw:style-name="gr3" draw:text-style-name="P1" draw:layer="layout" draw:line-skew="-0.101cm" svg:x1="12.543cm" svg:y1="1.444cm" svg:x2="12.789cm" svg:y2="2.141cm" draw:start-shape="id9" draw:start-glue-point="18" draw:end-shape="id10" draw:end-glue-point="13" svg:d="M12543 1444v247h246v450" svg:viewBox="0 0 247 698">
          <text:p/>
        </draw:connector>
        <draw:connector draw:style-name="gr3" draw:text-style-name="P1" draw:layer="layout" draw:line-skew="-0.101cm" svg:x1="13.455cm" svg:y1="1.444cm" svg:x2="13.753cm" svg:y2="2.141cm" draw:start-shape="id9" draw:start-glue-point="19" draw:end-shape="id10" draw:end-glue-point="14" svg:d="M13455 1444v247h298v450" svg:viewBox="0 0 299 698">
          <text:p/>
        </draw:connector>
        <draw:connector draw:style-name="gr3" draw:text-style-name="P1" draw:layer="layout" draw:line-skew="-0.101cm" svg:x1="14.166cm" svg:y1="1.444cm" svg:x2="14.362cm" svg:y2="2.141cm" draw:start-shape="id9" draw:start-glue-point="8" draw:end-shape="id10" draw:end-glue-point="6" svg:d="M14166 1444v247h196v450" svg:viewBox="0 0 197 698">
          <text:p/>
        </draw:connector>
        <draw:frame draw:style-name="gr9" draw:text-style-name="P2" xml:id="id11" draw:id="id11" draw:layer="layout" svg:width="3.094cm" svg:height="0.806cm" svg:x="12.176cm" svg:y="3.62cm">
          <draw:text-box>
            <text:p>Output files</text:p>
          </draw:text-box>
        </draw:frame>
        <draw:connector draw:style-name="gr3" draw:text-style-name="P1" draw:layer="layout" svg:x1="13.296cm" svg:y1="2.802cm" svg:x2="13.723cm" svg:y2="3.62cm" draw:start-shape="id10" draw:start-glue-point="2" draw:end-shape="id11" draw:end-glue-point="0" svg:d="M13296 2802v409h427v409" svg:viewBox="0 0 428 8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_20_concav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marker-start="Arrow_20_concave" draw:marker-end="Symmetric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42cm" fo:page-height="4.6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0:44:52.940931162</meta:creation-date>
    <dc:date>2020-02-01T13:24:06.310768628</dc:date>
    <meta:editing-duration>PT1H28M10S</meta:editing-duration>
    <meta:editing-cycles>22</meta:editing-cycles>
    <meta:generator>LibreOffice/6.0.7.3$Linux_X86_64 LibreOffice_project/00m0$Build-3</meta:generator>
    <meta:document-statistic meta:object-count="28"/>
  </office:meta>
</office:document-meta>
</file>